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Times New Roman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Azione_20_attore" style:list-style-name="Numerazione_20_UC">
      <style:text-properties style:font-name="Times New Roman"/>
    </style:style>
    <style:style style:name="P8" style:family="paragraph" style:parent-style-name="Azione_20_sistema" style:list-style-name="Numerazione_20_UC"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b55c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Modifica scheda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deve accedere al sistema ed essere riconosciuto come responsabile scientifico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593867" text:style-name="Numerazione_20_UC">
              <text:list-item>
                <text:p text:style-name="P7">Il responsabile scientifico accede all'area per la modifica dei dati del tirocinante.</text:p>
                <text:list>
                  <text:list-item>
                    <text:p text:style-name="P8">Il sistema risponde mostrando un'area di ricerca (estende <text:span text:style-name="T1">Ricerca</text:span>)</text:p>
                  </text:list-item>
                </text:list>
              </text:list-item>
              <text:list-item>
                <text:p text:style-name="P7">Il responsabile scientifico inserisce la matricola del tirocinante e <text:span text:style-name="T2">la</text:span> sottomette al sistema.</text:p>
                <text:list>
                  <text:list-item>
                    <text:p text:style-name="P7">Il sistema visualizza la scheda del tirocinante ricercata</text:p>
                  </text:list-item>
                </text:list>
              </text:list-item>
              <text:list-item>
                <text:p text:style-name="P8">Il responsabile scientifico visualizza l'area, effettua le modifiche e conferma.</text:p>
              </text:list-item>
              <text:list-item>
                <text:p text:style-name="P8">Il sistema riceve la form riguardante le modifiche ed effettua i cambiamenti nel database.</text:p>
              </text:list-item>
              <text:list-item>
                <text:p text:style-name="P8">Il sistema invia un messaggio di avvenuta modifica al responsabil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responsabile scientifico riceve il messaggio di avvenuta modifica ed esce dal sistema.</text:p>
          </table:table-cell>
        </table:table-row>
        <table:table-row table:style-name="Tabella33.7">
          <table:table-cell table:style-name="Tabella33.A2" office:value-type="string">
            <text:p text:style-name="P1">Exception conditio<text:span text:style-name="T2">n</text:span></text:p>
          </table:table-cell>
          <table:table-cell table:style-name="Tabella33.B2" office:value-type="string">
            <text:list xml:id="list29598864" text:style-name="L1">
              <text:list-header>
                <text:p text:style-name="P6">Il responsabile scientifico visualizza un messaggio d'errore che spiega il tipo d'errore riscontrato.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Il responsabile scientifico deve visualizzare il profilo da modificare in 20 secondi, la finestra d'avvenuta modifica <text:s/>e la finestra d'errore entro 20 secondi.</text:p>
          </table:table-cell>
        </table:table-row>
      </table:table>
      <text:p text:style-name="P5">UC6: Il responsabile scientifico modifica la scheda di un tirocina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11</meta:editing-cycles>
    <meta:generator>LibreOffice/3.6$Windows_x86 LibreOffice_project/da8c1e6-fd468f4-454e206-f42a4a9-143cfd</meta:generator>
    <dc:date>2012-10-30T09:48:11.47</dc:date>
    <meta:document-statistic meta:table-count="1" meta:image-count="0" meta:object-count="0" meta:page-count="1" meta:paragraph-count="23" meta:word-count="178" meta:character-count="1250" meta:non-whitespace-character-count="1102"/>
  </office:meta>
</office:document-meta>
</file>